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table table:name="LoanProble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Gaddis 8<text:span text:style-name="T1">th</text:span> Edition Chapter 3 Problem 19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1" office:value-type="currency" office:currency="USD" office:value="10000">
            <text:p>$10,000.00</text:p>
          </table:table-cell>
          <table:table-cell office:value-type="string">
            <text:p><text:s/>= Loan Amount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percentage" office:value="0.12">
            <text:p>12.00%</text:p>
          </table:table-cell>
          <table:table-cell office:value-type="string">
            <text:p><text:s/>= Interest Rate/Year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currency" office:currency="USD" office:value="332.15">
            <text:p>$332.15</text:p>
          </table:table-cell>
          <table:table-cell office:value-type="string">
            <text:p><text:s/>= Monthly Payment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[.E50]" office:value-type="currency" office:currency="USD" office:value="-0.300284189313421">
            <text:p>-$0.30</text:p>
          </table:table-cell>
          <table:table-cell office:value-type="string">
            <text:p><text:s/>= Balloon Payment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36*[.D7]" office:value-type="currency" office:currency="USD" office:value="11957.4">
            <text:p>$11,957.40</text:p>
          </table:table-cell>
          <table:table-cell office:value-type="string">
            <text:p><text:s/>= Total Paid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[.D9]-[.D5]" office:value-type="currency" office:currency="USD" office:value="1957.4">
            <text:p>$1,957.40</text:p>
          </table:table-cell>
          <table:table-cell office:value-type="string">
            <text:p><text:s/>= Interest Pai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mount</text:p>
          </table:table-cell>
          <table:table-cell office:value-type="string">
            <text:p>Interest</text:p>
          </table:table-cell>
          <table:table-cell office:value-type="string">
            <text:p>Amount</text:p>
          </table:table-cell>
          <table:table-cell/>
        </table:table-row>
        <table:table-row table:style-name="ro1">
          <table:table-cell/>
          <table:table-cell office:value-type="string">
            <text:p>Month</text:p>
          </table:table-cell>
          <table:table-cell office:value-type="string">
            <text:p>Owed Beg</text:p>
          </table:table-cell>
          <table:table-cell office:value-type="string">
            <text:p>Accrued End</text:p>
          </table:table-cell>
          <table:table-cell office:value-type="string">
            <text:p>Owed End</text:p>
          </table:table-cell>
          <table:table-cell office:value-type="string">
            <text:p>Paymen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D5]" office:value-type="currency" office:currency="USD" office:value="10000">
            <text:p>$10,000.00</text:p>
          </table:table-cell>
          <table:table-cell table:formula="of:=[.C14]*[.$D$6]/12" office:value-type="currency" office:currency="USD" office:value="100">
            <text:p>$100.00</text:p>
          </table:table-cell>
          <table:table-cell table:formula="of:=[.C14]+[.D14]" office:value-type="currency" office:currency="USD" office:value="10100">
            <text:p>$10,100.00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E14]-[.F14]" office:value-type="currency" office:currency="USD" office:value="9767.85">
            <text:p>$9,767.85</text:p>
          </table:table-cell>
          <table:table-cell table:formula="of:=[.C15]*[.$D$6]/12" office:value-type="currency" office:currency="USD" office:value="97.6785">
            <text:p>$97.68</text:p>
          </table:table-cell>
          <table:table-cell table:formula="of:=[.C15]+[.D15]" office:value-type="currency" office:currency="USD" office:value="9865.5285">
            <text:p>$9,865.53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E15]-[.F15]" office:value-type="currency" office:currency="USD" office:value="9533.3785">
            <text:p>$9,533.38</text:p>
          </table:table-cell>
          <table:table-cell table:formula="of:=[.C16]*[.$D$6]/12" office:value-type="currency" office:currency="USD" office:value="95.333785">
            <text:p>$95.33</text:p>
          </table:table-cell>
          <table:table-cell table:formula="of:=[.C16]+[.D16]" office:value-type="currency" office:currency="USD" office:value="9628.712285">
            <text:p>$9,628.71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E16]-[.F16]" office:value-type="currency" office:currency="USD" office:value="9296.562285">
            <text:p>$9,296.56</text:p>
          </table:table-cell>
          <table:table-cell table:formula="of:=[.C17]*[.$D$6]/12" office:value-type="currency" office:currency="USD" office:value="92.96562285">
            <text:p>$92.97</text:p>
          </table:table-cell>
          <table:table-cell table:formula="of:=[.C17]+[.D17]" office:value-type="currency" office:currency="USD" office:value="9389.52790785">
            <text:p>$9,389.53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E17]-[.F17]" office:value-type="currency" office:currency="USD" office:value="9057.37790785">
            <text:p>$9,057.38</text:p>
          </table:table-cell>
          <table:table-cell table:formula="of:=[.C18]*[.$D$6]/12" office:value-type="currency" office:currency="USD" office:value="90.5737790785">
            <text:p>$90.57</text:p>
          </table:table-cell>
          <table:table-cell table:formula="of:=[.C18]+[.D18]" office:value-type="currency" office:currency="USD" office:value="9147.9516869285">
            <text:p>$9,147.95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E18]-[.F18]" office:value-type="currency" office:currency="USD" office:value="8815.8016869285">
            <text:p>$8,815.80</text:p>
          </table:table-cell>
          <table:table-cell table:formula="of:=[.C19]*[.$D$6]/12" office:value-type="currency" office:currency="USD" office:value="88.1580168692851">
            <text:p>$88.16</text:p>
          </table:table-cell>
          <table:table-cell table:formula="of:=[.C19]+[.D19]" office:value-type="currency" office:currency="USD" office:value="8903.95970379779">
            <text:p>$8,903.96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E19]-[.F19]" office:value-type="currency" office:currency="USD" office:value="8571.80970379779">
            <text:p>$8,571.81</text:p>
          </table:table-cell>
          <table:table-cell table:formula="of:=[.C20]*[.$D$6]/12" office:value-type="currency" office:currency="USD" office:value="85.7180970379779">
            <text:p>$85.72</text:p>
          </table:table-cell>
          <table:table-cell table:formula="of:=[.C20]+[.D20]" office:value-type="currency" office:currency="USD" office:value="8657.52780083577">
            <text:p>$8,657.53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E20]-[.F20]" office:value-type="currency" office:currency="USD" office:value="8325.37780083577">
            <text:p>$8,325.38</text:p>
          </table:table-cell>
          <table:table-cell table:formula="of:=[.C21]*[.$D$6]/12" office:value-type="currency" office:currency="USD" office:value="83.2537780083577">
            <text:p>$83.25</text:p>
          </table:table-cell>
          <table:table-cell table:formula="of:=[.C21]+[.D21]" office:value-type="currency" office:currency="USD" office:value="8408.63157884413">
            <text:p>$8,408.63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E21]-[.F21]" office:value-type="currency" office:currency="USD" office:value="8076.48157884413">
            <text:p>$8,076.48</text:p>
          </table:table-cell>
          <table:table-cell table:formula="of:=[.C22]*[.$D$6]/12" office:value-type="currency" office:currency="USD" office:value="80.7648157884413">
            <text:p>$80.76</text:p>
          </table:table-cell>
          <table:table-cell table:formula="of:=[.C22]+[.D22]" office:value-type="currency" office:currency="USD" office:value="8157.24639463257">
            <text:p>$8,157.25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E22]-[.F22]" office:value-type="currency" office:currency="USD" office:value="7825.09639463257">
            <text:p>$7,825.10</text:p>
          </table:table-cell>
          <table:table-cell table:formula="of:=[.C23]*[.$D$6]/12" office:value-type="currency" office:currency="USD" office:value="78.2509639463257">
            <text:p>$78.25</text:p>
          </table:table-cell>
          <table:table-cell table:formula="of:=[.C23]+[.D23]" office:value-type="currency" office:currency="USD" office:value="7903.3473585789">
            <text:p>$7,903.35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E23]-[.F23]" office:value-type="currency" office:currency="USD" office:value="7571.19735857889">
            <text:p>$7,571.20</text:p>
          </table:table-cell>
          <table:table-cell table:formula="of:=[.C24]*[.$D$6]/12" office:value-type="currency" office:currency="USD" office:value="75.7119735857889">
            <text:p>$75.71</text:p>
          </table:table-cell>
          <table:table-cell table:formula="of:=[.C24]+[.D24]" office:value-type="currency" office:currency="USD" office:value="7646.90933216468">
            <text:p>$7,646.91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E24]-[.F24]" office:value-type="currency" office:currency="USD" office:value="7314.75933216468">
            <text:p>$7,314.76</text:p>
          </table:table-cell>
          <table:table-cell table:formula="of:=[.C25]*[.$D$6]/12" office:value-type="currency" office:currency="USD" office:value="73.1475933216468">
            <text:p>$73.15</text:p>
          </table:table-cell>
          <table:table-cell table:formula="of:=[.C25]+[.D25]" office:value-type="currency" office:currency="USD" office:value="7387.90692548633">
            <text:p>$7,387.91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E25]-[.F25]" office:value-type="currency" office:currency="USD" office:value="7055.75692548633">
            <text:p>$7,055.76</text:p>
          </table:table-cell>
          <table:table-cell table:formula="of:=[.C26]*[.$D$6]/12" office:value-type="currency" office:currency="USD" office:value="70.5575692548633">
            <text:p>$70.56</text:p>
          </table:table-cell>
          <table:table-cell table:formula="of:=[.C26]+[.D26]" office:value-type="currency" office:currency="USD" office:value="7126.31449474119">
            <text:p>$7,126.31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E26]-[.F26]" office:value-type="currency" office:currency="USD" office:value="6794.1644947412">
            <text:p>$6,794.16</text:p>
          </table:table-cell>
          <table:table-cell table:formula="of:=[.C27]*[.$D$6]/12" office:value-type="currency" office:currency="USD" office:value="67.9416449474119">
            <text:p>$67.94</text:p>
          </table:table-cell>
          <table:table-cell table:formula="of:=[.C27]+[.D27]" office:value-type="currency" office:currency="USD" office:value="6862.10613968861">
            <text:p>$6,862.11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E27]-[.F27]" office:value-type="currency" office:currency="USD" office:value="6529.95613968861">
            <text:p>$6,529.96</text:p>
          </table:table-cell>
          <table:table-cell table:formula="of:=[.C28]*[.$D$6]/12" office:value-type="currency" office:currency="USD" office:value="65.2995613968861">
            <text:p>$65.30</text:p>
          </table:table-cell>
          <table:table-cell table:formula="of:=[.C28]+[.D28]" office:value-type="currency" office:currency="USD" office:value="6595.25570108549">
            <text:p>$6,595.26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E28]-[.F28]" office:value-type="currency" office:currency="USD" office:value="6263.10570108549">
            <text:p>$6,263.11</text:p>
          </table:table-cell>
          <table:table-cell table:formula="of:=[.C29]*[.$D$6]/12" office:value-type="currency" office:currency="USD" office:value="62.6310570108549">
            <text:p>$62.63</text:p>
          </table:table-cell>
          <table:table-cell table:formula="of:=[.C29]+[.D29]" office:value-type="currency" office:currency="USD" office:value="6325.73675809635">
            <text:p>$6,325.74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E29]-[.F29]" office:value-type="currency" office:currency="USD" office:value="5993.58675809635">
            <text:p>$5,993.59</text:p>
          </table:table-cell>
          <table:table-cell table:formula="of:=[.C30]*[.$D$6]/12" office:value-type="currency" office:currency="USD" office:value="59.9358675809635">
            <text:p>$59.94</text:p>
          </table:table-cell>
          <table:table-cell table:formula="of:=[.C30]+[.D30]" office:value-type="currency" office:currency="USD" office:value="6053.52262567731">
            <text:p>$6,053.52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E30]-[.F30]" office:value-type="currency" office:currency="USD" office:value="5721.37262567731">
            <text:p>$5,721.37</text:p>
          </table:table-cell>
          <table:table-cell table:formula="of:=[.C31]*[.$D$6]/12" office:value-type="currency" office:currency="USD" office:value="57.2137262567731">
            <text:p>$57.21</text:p>
          </table:table-cell>
          <table:table-cell table:formula="of:=[.C31]+[.D31]" office:value-type="currency" office:currency="USD" office:value="5778.58635193409">
            <text:p>$5,778.59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E31]-[.F31]" office:value-type="currency" office:currency="USD" office:value="5446.43635193409">
            <text:p>$5,446.44</text:p>
          </table:table-cell>
          <table:table-cell table:formula="of:=[.C32]*[.$D$6]/12" office:value-type="currency" office:currency="USD" office:value="54.4643635193409">
            <text:p>$54.46</text:p>
          </table:table-cell>
          <table:table-cell table:formula="of:=[.C32]+[.D32]" office:value-type="currency" office:currency="USD" office:value="5500.90071545343">
            <text:p>$5,500.90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E32]-[.F32]" office:value-type="currency" office:currency="USD" office:value="5168.75071545343">
            <text:p>$5,168.75</text:p>
          </table:table-cell>
          <table:table-cell table:formula="of:=[.C33]*[.$D$6]/12" office:value-type="currency" office:currency="USD" office:value="51.6875071545343">
            <text:p>$51.69</text:p>
          </table:table-cell>
          <table:table-cell table:formula="of:=[.C33]+[.D33]" office:value-type="currency" office:currency="USD" office:value="5220.43822260796">
            <text:p>$5,220.44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E33]-[.F33]" office:value-type="currency" office:currency="USD" office:value="4888.28822260796">
            <text:p>$4,888.29</text:p>
          </table:table-cell>
          <table:table-cell table:formula="of:=[.C34]*[.$D$6]/12" office:value-type="currency" office:currency="USD" office:value="48.8828822260796">
            <text:p>$48.88</text:p>
          </table:table-cell>
          <table:table-cell table:formula="of:=[.C34]+[.D34]" office:value-type="currency" office:currency="USD" office:value="4937.17110483404">
            <text:p>$4,937.17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E34]-[.F34]" office:value-type="currency" office:currency="USD" office:value="4605.02110483404">
            <text:p>$4,605.02</text:p>
          </table:table-cell>
          <table:table-cell table:formula="of:=[.C35]*[.$D$6]/12" office:value-type="currency" office:currency="USD" office:value="46.0502110483404">
            <text:p>$46.05</text:p>
          </table:table-cell>
          <table:table-cell table:formula="of:=[.C35]+[.D35]" office:value-type="currency" office:currency="USD" office:value="4651.07131588238">
            <text:p>$4,651.07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E35]-[.F35]" office:value-type="currency" office:currency="USD" office:value="4318.92131588238">
            <text:p>$4,318.92</text:p>
          </table:table-cell>
          <table:table-cell table:formula="of:=[.C36]*[.$D$6]/12" office:value-type="currency" office:currency="USD" office:value="43.1892131588238">
            <text:p>$43.19</text:p>
          </table:table-cell>
          <table:table-cell table:formula="of:=[.C36]+[.D36]" office:value-type="currency" office:currency="USD" office:value="4362.11052904121">
            <text:p>$4,362.11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E36]-[.F36]" office:value-type="currency" office:currency="USD" office:value="4029.96052904121">
            <text:p>$4,029.96</text:p>
          </table:table-cell>
          <table:table-cell table:formula="of:=[.C37]*[.$D$6]/12" office:value-type="currency" office:currency="USD" office:value="40.2996052904121">
            <text:p>$40.30</text:p>
          </table:table-cell>
          <table:table-cell table:formula="of:=[.C37]+[.D37]" office:value-type="currency" office:currency="USD" office:value="4070.26013433162">
            <text:p>$4,070.26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E37]-[.F37]" office:value-type="currency" office:currency="USD" office:value="3738.11013433162">
            <text:p>$3,738.11</text:p>
          </table:table-cell>
          <table:table-cell table:formula="of:=[.C38]*[.$D$6]/12" office:value-type="currency" office:currency="USD" office:value="37.3811013433162">
            <text:p>$37.38</text:p>
          </table:table-cell>
          <table:table-cell table:formula="of:=[.C38]+[.D38]" office:value-type="currency" office:currency="USD" office:value="3775.49123567494">
            <text:p>$3,775.49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E38]-[.F38]" office:value-type="currency" office:currency="USD" office:value="3443.34123567493">
            <text:p>$3,443.34</text:p>
          </table:table-cell>
          <table:table-cell table:formula="of:=[.C39]*[.$D$6]/12" office:value-type="currency" office:currency="USD" office:value="34.4334123567493">
            <text:p>$34.43</text:p>
          </table:table-cell>
          <table:table-cell table:formula="of:=[.C39]+[.D39]" office:value-type="currency" office:currency="USD" office:value="3477.77464803168">
            <text:p>$3,477.77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E39]-[.F39]" office:value-type="currency" office:currency="USD" office:value="3145.62464803168">
            <text:p>$3,145.62</text:p>
          </table:table-cell>
          <table:table-cell table:formula="of:=[.C40]*[.$D$6]/12" office:value-type="currency" office:currency="USD" office:value="31.4562464803168">
            <text:p>$31.46</text:p>
          </table:table-cell>
          <table:table-cell table:formula="of:=[.C40]+[.D40]" office:value-type="currency" office:currency="USD" office:value="3177.080894512">
            <text:p>$3,177.08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E40]-[.F40]" office:value-type="currency" office:currency="USD" office:value="2844.930894512">
            <text:p>$2,844.93</text:p>
          </table:table-cell>
          <table:table-cell table:formula="of:=[.C41]*[.$D$6]/12" office:value-type="currency" office:currency="USD" office:value="28.44930894512">
            <text:p>$28.45</text:p>
          </table:table-cell>
          <table:table-cell table:formula="of:=[.C41]+[.D41]" office:value-type="currency" office:currency="USD" office:value="2873.38020345712">
            <text:p>$2,873.38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E41]-[.F41]" office:value-type="currency" office:currency="USD" office:value="2541.23020345712">
            <text:p>$2,541.23</text:p>
          </table:table-cell>
          <table:table-cell table:formula="of:=[.C42]*[.$D$6]/12" office:value-type="currency" office:currency="USD" office:value="25.4123020345712">
            <text:p>$25.41</text:p>
          </table:table-cell>
          <table:table-cell table:formula="of:=[.C42]+[.D42]" office:value-type="currency" office:currency="USD" office:value="2566.64250549169">
            <text:p>$2,566.64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E42]-[.F42]" office:value-type="currency" office:currency="USD" office:value="2234.49250549169">
            <text:p>$2,234.49</text:p>
          </table:table-cell>
          <table:table-cell table:formula="of:=[.C43]*[.$D$6]/12" office:value-type="currency" office:currency="USD" office:value="22.3449250549169">
            <text:p>$22.34</text:p>
          </table:table-cell>
          <table:table-cell table:formula="of:=[.C43]+[.D43]" office:value-type="currency" office:currency="USD" office:value="2256.83743054661">
            <text:p>$2,256.84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E43]-[.F43]" office:value-type="currency" office:currency="USD" office:value="1924.68743054661">
            <text:p>$1,924.69</text:p>
          </table:table-cell>
          <table:table-cell table:formula="of:=[.C44]*[.$D$6]/12" office:value-type="currency" office:currency="USD" office:value="19.2468743054661">
            <text:p>$19.25</text:p>
          </table:table-cell>
          <table:table-cell table:formula="of:=[.C44]+[.D44]" office:value-type="currency" office:currency="USD" office:value="1943.93430485207">
            <text:p>$1,943.93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E44]-[.F44]" office:value-type="currency" office:currency="USD" office:value="1611.78430485207">
            <text:p>$1,611.78</text:p>
          </table:table-cell>
          <table:table-cell table:formula="of:=[.C45]*[.$D$6]/12" office:value-type="currency" office:currency="USD" office:value="16.1178430485207">
            <text:p>$16.12</text:p>
          </table:table-cell>
          <table:table-cell table:formula="of:=[.C45]+[.D45]" office:value-type="currency" office:currency="USD" office:value="1627.90214790059">
            <text:p>$1,627.90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E45]-[.F45]" office:value-type="currency" office:currency="USD" office:value="1295.75214790059">
            <text:p>$1,295.75</text:p>
          </table:table-cell>
          <table:table-cell table:formula="of:=[.C46]*[.$D$6]/12" office:value-type="currency" office:currency="USD" office:value="12.9575214790059">
            <text:p>$12.96</text:p>
          </table:table-cell>
          <table:table-cell table:formula="of:=[.C46]+[.D46]" office:value-type="currency" office:currency="USD" office:value="1308.7096693796">
            <text:p>$1,308.71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E46]-[.F46]" office:value-type="currency" office:currency="USD" office:value="976.5596693796">
            <text:p>$976.56</text:p>
          </table:table-cell>
          <table:table-cell table:formula="of:=[.C47]*[.$D$6]/12" office:value-type="currency" office:currency="USD" office:value="9.765596693796">
            <text:p>$9.77</text:p>
          </table:table-cell>
          <table:table-cell table:formula="of:=[.C47]+[.D47]" office:value-type="currency" office:currency="USD" office:value="986.325266073396">
            <text:p>$986.33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E47]-[.F47]" office:value-type="currency" office:currency="USD" office:value="654.175266073397">
            <text:p>$654.18</text:p>
          </table:table-cell>
          <table:table-cell table:formula="of:=[.C48]*[.$D$6]/12" office:value-type="currency" office:currency="USD" office:value="6.54175266073397">
            <text:p>$6.54</text:p>
          </table:table-cell>
          <table:table-cell table:formula="of:=[.C48]+[.D48]" office:value-type="currency" office:currency="USD" office:value="660.717018734131">
            <text:p>$660.72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E48]-[.F48]" office:value-type="currency" office:currency="USD" office:value="328.567018734131">
            <text:p>$328.57</text:p>
          </table:table-cell>
          <table:table-cell table:formula="of:=[.C49]*[.$D$6]/12" office:value-type="currency" office:currency="USD" office:value="3.28567018734131">
            <text:p>$3.29</text:p>
          </table:table-cell>
          <table:table-cell table:formula="of:=[.C49]+[.D49]" office:value-type="currency" office:currency="USD" office:value="331.852688921472">
            <text:p>$331.85</text:p>
          </table:table-cell>
          <table:table-cell table:formula="of:=[.$D$7]" office:value-type="currency" office:currency="USD" office:value="332.15">
            <text:p>$332.1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E49]-[.F49]" office:value-type="currency" office:currency="USD" office:value="-0.297311078528139">
            <text:p>-$0.30</text:p>
          </table:table-cell>
          <table:table-cell table:formula="of:=[.C50]*[.$D$6]/12" office:value-type="currency" office:currency="USD" office:value="-0.00297311078528139">
            <text:p>-$0.00</text:p>
          </table:table-cell>
          <table:table-cell table:formula="of:=[.C50]+[.D50]" office:value-type="currency" office:currency="USD" office:value="-0.300284189313421">
            <text:p>-$0.3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9/19/2016</text:date>, <text:time>10:5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09-19T08:45:46.44</meta:creation-date>
    <dc:date>2016-09-19T10:57:21.75</dc:date>
    <dc:creator>RCC RCCD</dc:creator>
    <meta:editing-duration>PT15M47S</meta:editing-duration>
    <meta:editing-cycles>4</meta:editing-cycles>
    <meta:generator>OpenOffice/4.1.2$Win32 OpenOffice.org_project/412m3$Build-9782</meta:generator>
    <meta:document-statistic meta:table-count="1" meta:cell-count="205" meta:object-count="0"/>
  </office:meta>
</office:document-meta>
</file>